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4-08-14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4-07-30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4-06-27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4-05-2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4-04-2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4-03-28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4-02-27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4-01-2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12-27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11-2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11-1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10-30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09-27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08-29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07-2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06-29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05-30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04-2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03-2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02-2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3-01-3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12-2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11-30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10-20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09-2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08-29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07-27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06-2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05-31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04-2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03-29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02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2-01-27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12-2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11-22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11-0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10-28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09-30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08-31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07-2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06-29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05-25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04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03-3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02-2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1-01-2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12-1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11-18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10-2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09-24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08-2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07-30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06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05-26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02-25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20-01-23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12-30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11-22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11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10-3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09-2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08-21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06-2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05-3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04-25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03-2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02-26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9-01-31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11-2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10-29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09-2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08-30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07-30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06-2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05-30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04-2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03-28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02-28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8-01-2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12-2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11-2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10-30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09-21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08-31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07-2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06-30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05-31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04-2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03-31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02-2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7-01-30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12-22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11-3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10-2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09-26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08-30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07-27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06-2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05-26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04-2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03-29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6-01-2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12-2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11-17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10-2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09-2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08-24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07-28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06-22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05-26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03-2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5-01-3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12-17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11-25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10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09-25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08-27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07-3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06-27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05-2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04-2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03-25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4-01-27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12-2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11-2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10-30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09-27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08-28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07-31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06-26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05-29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04-29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03-25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3-01-30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11-2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10-3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09-26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08-29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07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06-27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05-29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04-2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03-27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02-2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2-01-31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12-20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11-28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10-2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09-26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08-31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07-25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06-28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05-24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04-27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03-30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1-02-23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12-29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11-2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10-26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09-29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08-30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07-28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06-28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05-20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04-28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03-31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02-2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10-01-27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12-29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11-30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10-28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09-30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08-31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07-3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06-30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05-2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04-2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03-31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02-2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9-01-23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12-2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11-2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10-27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08-2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07-30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06-25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05-28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04-24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03-27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02-2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8-01-28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12-27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11-27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10-29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09-2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08-2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07-2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06-26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05-25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04-24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03-23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02-2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7-01-3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12-27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11-2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10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09-25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08-28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07-20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06-20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05-22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04-26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03-2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6-01-27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12-2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11-2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200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2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7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7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007073250501</text:p>
          </table:table-cell>
          <table:table-cell office:value-type="string" calcext:value-type="string">
            <text:p>1966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51" meta:object-count="0"/>
    <meta:user-defined meta:name="AppVersion">3.0</meta:user-defined>
  </office:meta>
</office:document-meta>
</file>